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style:style style:name="T74" style:family="text">
      <style:text-properties officeooo:rsid="0370197a"/>
    </style:style>
    <style:style style:name="T75" style:family="text">
      <style:text-properties officeooo:rsid="0370699f"/>
    </style:style>
    <style:style style:name="T76" style:family="text">
      <style:text-properties officeooo:rsid="0370ecb4"/>
    </style:style>
    <style:style style:name="T77" style:family="text">
      <style:text-properties officeooo:rsid="0372e758"/>
    </style:style>
    <style:style style:name="T78" style:family="text">
      <style:text-properties officeooo:rsid="0373816d"/>
    </style:style>
    <style:style style:name="T79" style:family="text">
      <style:text-properties officeooo:rsid="0374b637"/>
    </style:style>
    <style:style style:name="T80" style:family="text">
      <style:text-properties officeooo:rsid="0375b407"/>
    </style:style>
    <style:style style:name="T81" style:family="text">
      <style:text-properties officeooo:rsid="037810de"/>
    </style:style>
    <style:style style:name="T82" style:family="text">
      <style:text-properties officeooo:rsid="037961ff"/>
    </style:style>
    <style:style style:name="T83" style:family="text">
      <style:text-properties officeooo:rsid="037a0fba"/>
    </style:style>
    <style:style style:name="T84" style:family="text">
      <style:text-properties officeooo:rsid="037b1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8">Constellation</text:p>
      <text:p text:style-name="P78">Say Man</text:p>
      <text:p text:style-name="P78">Mtn Lion</text:p>
      <text:p text:style-name="P78">Dark Horse</text:p>
      <text:p text:style-name="P78">Sophia</text:p>
      <text:p text:style-name="P78">Almost the One</text:p>
      <text:p text:style-name="P78">S.O.S</text:p>
      <text:p text:style-name="P78">Power</text:p>
      <text:p text:style-name="P78">Perpetual</text:p>
      <text:p text:style-name="P78">Bobby Love</text:p>
      <text:p text:style-name="P78">Heart N’ Split</text:p>
      <text:p text:style-name="P78">The Corner</text:p>
      <text:p text:style-name="P78">Back to the Sun</text:p>
      <text:p text:style-name="P78">The Get Down</text:p>
      <text:p text:style-name="P78">We Way</text:p>
      <text:p text:style-name="P78">Only Ever</text:p>
      <text:p text:style-name="P78">One Good Reason</text:p>
      <text:p text:style-name="P78">Bridge</text:p>
      <text:p text:style-name="P78">Mtn Dew</text:p>
      <text:p text:style-name="P78">Time on Time</text:p>
      <text:p text:style-name="P78">Haunted</text:p>
      <text:p text:style-name="P78">Just a Little Longer</text:p>
      <text:p text:style-name="P78">Odetta</text:p>
      <text:p text:style-name="P78"/>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the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e nine, played Wordle and ended my 288-day streak on PEARL, but didn’t really care. I made coffee, drank it, got dressed, put my coffee in a cup and drove home; I was blocking Hannah and she had a 10:00 massage. I started gathering laundry, stripping my bed, putting my shoes away, d1020.</text:p>
      <text:p text:style-name="P74">. . .<text:span text:style-name="T74">I made a shaman on the Anniversary server, started laundry, made my bed, went out to the car for my bag, ate from it some grapes, a plum, the CheezIts, put the drinks away. Tony moved the espresso machine upstairs and so I made a coffee. . .</text:span><text:span text:style-name="T75">I made a priest, did the first couple quests, d121. . .</text:span><text:span text:style-name="T76">I retrieved my clothes, made another coffee, did a Shamaka quest.</text:span></text:p>
      <text:p text:style-name="P74">. . .<text:span text:style-name="T77">I played some priest, played some shaman, started a rogue, d543. . .</text:span><text:span text:style-name="T78">I ordered some pizza, played some priest, played some shaman, d737. . .</text:span><text:span text:style-name="T79">I took a bath, ran to Brill on the priest, logged, looked at Instagram, got the Coke out of the fridge, had another slice, d905. . .</text:span><text:span text:style-name="T80">I did a quest on the shaman, laid in bed a long time, talked to Hannah on the phone, d1149.</text:span></text:p>
      <text:p text:style-name="P75"><text:soft-page-break/>XI.XXIII</text:p>
      <text:p text:style-name="P75"/>
      <text:p text:style-name="P75">I woke, played Wordle, (JELLY in five,) made a cup of coffee, looked at my phone awhile, thought about how cool it is to not drink anymore, made another cup of coffee, d1010, <text:span text:style-name="T81">did a couple shaman quests, d1045, </text:span><text:span text:style-name="T82">laid in bed, texted with Hannah, brushed my teeth, made a third coffee, d1154.</text:span></text:p>
      <text:p text:style-name="P75">. . .<text:span text:style-name="T8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84">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r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7">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4T12:30:22.123914350</dc:date>
    <meta:editing-duration>P80DT11H31M54S</meta:editing-duration>
    <meta:editing-cycles>757</meta:editing-cycles>
    <meta:generator>LibreOffice/24.2.5.2$MacOSX_X86_64 LibreOffice_project/bffef4ea93e59bebbeaf7f431bb02b1a39ee8a59</meta:generator>
    <meta:print-date>2024-11-21T14:56:07.488730652</meta:print-date>
    <meta:document-statistic meta:table-count="0" meta:image-count="0" meta:object-count="0" meta:page-count="59" meta:paragraph-count="255" meta:word-count="10942" meta:character-count="57867" meta:non-whitespace-character-count="46968"/>
  </office:meta>
</office:document-meta>
</file>